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P1" style:family="paragraph" style:parent-style-name="Heading_20_1">
      <style:text-properties officeooo:rsid="0003e019" officeooo:paragraph-rsid="0003e019"/>
    </style:style>
    <style:style style:name="P2" style:family="paragraph" style:parent-style-name="Text_20_body">
      <style:text-properties officeooo:paragraph-rsid="00019094"/>
    </style:style>
    <style:style style:name="P3" style:family="paragraph" style:parent-style-name="Text_20_body_20_indent">
      <style:text-properties style:font-name="DejaVu Sans" officeooo:paragraph-rsid="00019094"/>
    </style:style>
    <style:style style:name="P4" style:family="paragraph" style:parent-style-name="Text_20_body" style:list-style-name="L1">
      <style:text-properties officeooo:paragraph-rsid="00019094"/>
    </style:style>
    <style:style style:name="P5" style:family="paragraph" style:parent-style-name="Table_20_Contents">
      <style:paragraph-properties style:writing-mode="lr-tb"/>
      <style:text-properties officeooo:paragraph-rsid="000f639b"/>
    </style:style>
    <style:style style:name="P6" style:family="paragraph" style:parent-style-name="Text_20_body" style:list-style-name="L1">
      <style:text-properties officeooo:rsid="0003e019" officeooo:paragraph-rsid="0003e019"/>
    </style:style>
    <style:style style:name="P7" style:family="paragraph" style:parent-style-name="Text_20_body" style:list-style-name="L1">
      <style:text-properties officeooo:paragraph-rsid="0003e019"/>
    </style:style>
    <style:style style:name="P8" style:family="paragraph" style:parent-style-name="Text_20_body">
      <style:text-properties officeooo:rsid="0004c9a3" officeooo:paragraph-rsid="0004c9a3"/>
    </style:style>
    <style:style style:name="P9" style:family="paragraph" style:parent-style-name="Heading_20_2">
      <style:text-properties officeooo:paragraph-rsid="00019094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able_20_Heading">
      <style:text-properties officeooo:paragraph-rsid="000f639b"/>
    </style:style>
    <style:style style:name="P12" style:family="paragraph" style:parent-style-name="Table_20_index_20_heading">
      <style:text-properties officeooo:paragraph-rsid="000f639b"/>
    </style:style>
    <style:style style:name="P13" style:family="paragraph" style:parent-style-name="Table_20_Contents">
      <style:text-properties officeooo:paragraph-rsid="000f639b"/>
    </style:style>
    <style:style style:name="P14" style:family="paragraph">
      <style:paragraph-properties fo:margin-top="0cm" fo:margin-bottom="0.499cm"/>
    </style:style>
    <style:style style:name="P15" style:family="paragraph">
      <loext:graphic-properties draw:fill="solid" draw:fill-color="#daeafb"/>
      <style:paragraph-properties fo:margin-top="0cm" fo:margin-bottom="0.499cm"/>
      <style:text-properties fo:font-size="12pt" style:font-size-asian="10pt" style:font-size-complex="10pt"/>
    </style:style>
    <style:style style:name="P16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fo:font-style="normal" officeooo:paragraph-rsid="000f639b" style:font-style-asian="normal" style:font-style-complex="normal"/>
    </style:style>
    <style:style style:name="P17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officeooo:paragraph-rsid="000f639b"/>
    </style:style>
    <style:style style:name="P18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1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19094"/>
    </style:style>
    <style:style style:name="T2" style:family="text">
      <style:text-properties officeooo:rsid="000b4066"/>
    </style:style>
    <style:style style:name="T3" style:family="text">
      <style:text-properties officeooo:rsid="000c19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4066" style:font-style-asian="italic" style:font-style-complex="italic"/>
    </style:style>
    <style:style style:name="T6" style:family="text">
      <style:text-properties fo:font-style="normal" officeooo:rsid="000b4066" style:font-style-asian="normal" style:font-style-complex="normal"/>
    </style:style>
    <style:style style:name="T7" style:family="text">
      <style:text-properties fo:font-style="normal" officeooo:rsid="0003e019" style:font-style-asian="normal" style:font-style-complex="normal"/>
    </style:style>
    <style:style style:name="T8" style:family="text">
      <style:text-properties officeooo:rsid="0003e019"/>
    </style:style>
    <style:style style:name="T9" style:family="text">
      <style:text-properties style:text-position="super 58%" officeooo:rsid="000b4066"/>
    </style:style>
    <style:style style:name="T10" style:family="text">
      <style:text-properties fo:color="#800080" loext:opacity="100%" style:font-name="DejaVu Serif1" loext:padding="0.101cm" loext:border="0.06pt dotted #800080"/>
    </style:style>
    <style:style style:name="T11" style:family="text">
      <style:text-properties officeooo:rsid="0004c9a3"/>
    </style:style>
    <style:style style:name="T12" style:family="text">
      <style:text-properties fo:color="#800080" loext:opacity="100%" loext:padding="0.101cm" loext:border="0.06pt dotted #800080"/>
    </style:style>
    <style:style style:name="T13" style:family="text">
      <style:text-properties style:font-name="Nimbus Sans" fo:font-size="10pt" fo:font-weight="bold" style:font-size-asian="10pt" style:font-weight-asian="bold" style:font-name-complex="FreeMono" style:font-size-complex="10pt" style:font-weight-complex="bold"/>
    </style:style>
    <style:style style:name="T14" style:family="text">
      <style:text-properties style:font-name="Nimbus Sans" fo:font-size="10pt" style:font-size-asian="10pt" style:font-name-complex="FreeMono" style:font-size-complex="10pt"/>
    </style:style>
    <style:style style:name="T15" style:family="text">
      <style:text-properties fo:color="#800080" loext:opacity="100%" style:font-name="Nimbus Sans" fo:font-size="10pt" style:font-size-asian="10pt" style:font-name-complex="FreeMono" style:font-size-complex="10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super 58%"/>
    </style:style>
    <style:style style:name="T18" style:family="text">
      <style:text-properties style:font-name="FreeSerif"/>
    </style:style>
    <style:style style:name="T19" style:family="text">
      <style:text-properties fo:font-size="12pt"/>
    </style:style>
    <style:style style:name="T20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vertical-pos="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aeafb" fo:min-height="2.688cm" fo:padding-lef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rawing Object Keyboard Shortcut Errors<text:tab/></text:h>
      <text:p text:style-name="P2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6. This bug is as follows:-</text:p>
      <text:p text:style-name="P3">The Jump-Boxes (which are LO TextBoxes, known as “Drawing Objects” in the Navigator) will not allow some keyboard shortcuts, although the menu WILL work. An example is that <text:span text:style-name="Inline_20_Code">menu:Edit | Paste Special | Paste Unformatted Text</text:span> DOES work, but <text:span text:style-name="Inline_20_Code">Shift+Ctrl+Alt+V</text:span> does NOT work.</text:p>
      <text:p text:style-name="P2">To produce this document the following steps were taken:</text:p>
      <text:list text:style-name="L1">
        <text:list-item>
          <text:p text:style-name="P4">The styles from <text:a xlink:type="simple" xlink:href="https://github.com/alexkemp9/Python3docs/blob/main/bug3.odt" text:style-name="Internet_20_link" text:visited-style-name="Visited_20_Internet_20_Link"><text:span text:style-name="T1">bug3.odt</text:span></text:a><text:span text:style-name="T2"> were loaded into this document </text:span><text:span text:style-name="T3">under LO 24.8.3.2</text:span></text:p>
        </text:list-item>
        <text:list-item>
          <text:p text:style-name="P4">The <text:span text:style-name="T1">table-in-frame</text:span> <text:span text:style-name="T4">“Frame 3.3: Dictionary Methods Table”</text:span> w<text:span text:style-name="T1">as</text:span> c<text:span text:style-name="T2">opied </text:span>from <text:a xlink:type="simple" xlink:href="https://github.com/alexkemp9/Python3docs/blob/main/chapter_03.odt" text:style-name="Internet_20_link" text:visited-style-name="Visited_20_Internet_20_Link"><text:span text:style-name="T1">chapter_03.odt</text:span></text:a><text:span text:style-name="T2"> into this document. You will notice that the Table has an attached </text:span><text:span text:style-name="T5">Jump-Box</text:span><text:span text:style-name="T6"> near the top on the right-hand side of the margin.<text:line-break/></text:span><text:span text:style-name="T5">Note</text:span><text:span text:style-name="T6">: A Text-Box was used here because they can be given attractive rounded-corners, whereas Frames cannot be given such </text:span><text:span text:style-name="T7">style</text:span><text:span text:style-name="T6">.</text:span></text:p>
        </text:list-item>
        <text:list-item>
          <text:p text:style-name="P4"><text:span text:style-name="T6">The Jump-Box was cleared of all text.</text:span></text:p>
        </text:list-item>
      </text:list>
      <text:p text:style-name="P5"><text:span text:style-name="T8">Purely for reference, t</text:span><text:span text:style-name="T2">he 1</text:span><text:span text:style-name="T9">st</text:span><text:span text:style-name="T2"> 6 letters of the word</text:span><text:span text:style-name="T8">s</text:span><text:span text:style-name="T2"> in the top row of “Description” w</text:span><text:span text:style-name="T8">ere</text:span><text:span text:style-name="T2"> given a </text:span><text:span text:style-name="T10">Purple</text:span><text:span text:style-name="T2"> character border. </text:span><text:span text:style-name="T8">Those 6 letters were then copied </text:span><text:span text:style-name="T11">(</text:span><text:span text:style-name="Inline_20_Code"><text:span text:style-name="T11">Ctrl-C</text:span></text:span><text:span text:style-name="T11">)</text:span><text:span text:style-name="T8">.</text:span></text:p>
      <text:list text:continue-numbering="true" text:style-name="L1">
        <text:list-item>
          <text:p text:style-name="P6">Switching back to the TextBox, Those 6 letters were:</text:p>
          <text:list>
            <text:list-item>
              <text:p text:style-name="P7"><text:span text:style-name="T8">Pasted into the TextBox using the Menu (which is effective); then</text:span></text:p>
            </text:list-item>
            <text:list-item>
              <text:p text:style-name="P6">Pasted into the TextBox using the keyboard shortcut (ineffective).</text:p>
            </text:list-item>
          </text:list>
        </text:list-item>
      </text:list>
      <text:p text:style-name="P8"><text:span text:style-name="T4">Note</text:span>: The purple text colours were added by myself afterwards, again purely for ease of reference.</text:p>
      <text:h text:style-name="P9" text:outline-level="2">Example <text:span text:style-name="T1">(next page)</text:span>:</text:h>
      <text:p text:style-name="P2"/>
      <text:p text:style-name="P10"><draw:frame draw:style-name="fr1" draw:name="Frame 3.3: Dictionary Methods Table" text:anchor-type="paragraph" svg:width="17cm" draw:z-index="1"><draw:text-box fo:min-height="0.041cm"><table:table table:name="Table-3.3-Dictionary-Methods" table:style-name="Table-3.3-Dictionary-Methods"><table:table-column table:style-name="Table-3.3-Dictionary-Methods.A"/><table:table-column table:style-name="Table-3.3-Dictionary-Methods.B"/><table:table-header-rows><table:table-row table:style-name="Table-3.3-Dictionary-Methods.1"><table:table-cell table:style-name="Table-3.3-Dictionary-Methods.A1" table:number-columns-spanned="2" office:value-type="string"><text:p text:style-name="P11">Table <text:span text:style-name="Caption_20_characters"><text:sequence text:ref-name="refTable0" text:name="Table" text:formula="ooow:Table+1" style:num-format="1">3.1</text:sequence></text:span>: Dictionary Methods</text:p></table:table-cell><table:covered-table-cell/></table:table-row><table:table-row table:style-name="Table-3.3-Dictionary-Methods.1"><table:table-cell table:style-name="Table-3.3-Dictionary-Methods.A2" office:value-type="string"><text:p text:style-name="P12">Syntax</text:p></table:table-cell><table:table-cell table:style-name="Table-3.3-Dictionary-Methods.B2" office:value-type="string"><text:p text:style-name="P12">Description</text:p></table:table-cell></table:table-row></table:table-header-rows><table:table-row table:style-name="Table-3.3-Dictionary-Methods.1"><table:table-cell table:style-name="Table-3.3-Dictionary-Methods.A3" office:value-type="string"><text:p text:style-name="P13"><text:span text:style-name="Console">d.clear()</text:span></text:p></table:table-cell><table:table-cell table:style-name="Table-3.3-Dictionary-Methods.B3" office:value-type="string"><text:p text:style-name="P5"><text:span text:style-name="T12">Remove</text:span>s all items from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copy()</text:span></text:p></table:table-cell><table:table-cell table:style-name="Table-3.3-Dictionary-Methods.B4" office:value-type="string"><text:p text:style-name="P13"><draw:frame text:anchor-type="paragraph" draw:z-index="2" draw:name="p130 jump" draw:style-name="gr1" draw:text-style-name="P15" svg:width="1.571cm" svg:height="2.689cm" svg:x="11.7cm" svg:y="0cm"><draw:text-box draw:corner-radius="0.199cm"><text:p text:style-name="P14"><text:span text:style-name="T13">Menu:</text:span><text:span text:style-name="T14"><text:line-break/></text:span><text:span text:style-name="T15">Remove</text:span></text:p><text:p text:style-name="P14"><text:span text:style-name="T13">Kbd:</text:span><text:span text:style-name="T14"><text:line-break/></text:span><text:span text:style-name="T15">V</text:span></text:p></draw:text-box></draw:frame><text:span text:style-name="T16">Returns a shallow copy of </text:span><text:span text:style-name="Console"><text:span text:style-name="T16">dict d</text:span>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fromkeys(s, v)</text:span></text:p></table:table-cell><table:table-cell table:style-name="Table-3.3-Dictionary-Methods.B5" office:value-type="string"><text:p text:style-name="P16">Returns a <text:span text:style-name="Console">dict</text:span> whose keys are the items in sequence <text:span text:style-name="Console">s</text:span> and whose values are <text:span text:style-name="Console">None</text:span> or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4" office:value-type="string"><text:p text:style-name="P13"><text:span text:style-name="Console">d.get(k)</text:span></text:p></table:table-cell><table:table-cell table:style-name="Table-3.3-Dictionary-Methods.B6" office:value-type="string"><text:p text:style-name="P13">Returns <text:span text:style-name="Console">key k</text:span>’s associated value, or <text:span text:style-name="Console">None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7" office:value-type="string"><text:p text:style-name="P13"><text:span text:style-name="Console">d.get(k, v)</text:span></text:p></table:table-cell><table:table-cell table:style-name="Table-3.3-Dictionary-Methods.B7" office:value-type="string"><text:p text:style-name="P13">Returns <text:span text:style-name="Console">key k</text:span>’s associated value, or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8" office:value-type="string"><text:p text:style-name="P13"><text:span text:style-name="Console">d.items()</text:span></text:p></table:table-cell><table:table-cell table:style-name="Table-3.3-Dictionary-Methods.B8" office:value-type="string"><text:p text:style-name="P17">Returns a view<text:span text:style-name="T17"><text:note-ref text:note-class="footnote" text:reference-format="text" text:ref-name="ftn0">Error: Reference source not found</text:note-ref></text:span> of all the <text:span text:style-name="Console">(key, value)</text:span> pairs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keys()</text:span></text:p></table:table-cell><table:table-cell table:style-name="Table-3.3-Dictionary-Methods.B9" office:value-type="string"><text:p text:style-name="P13">Returns a view<text:span text:style-name="T17"><text:note-ref text:note-class="footnote" text:reference-format="text" text:ref-name="ftn0">Error: Reference source not found</text:note-ref></text:span> of all the keys in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pop(k)</text:span></text:p></table:table-cell><table:table-cell table:style-name="Table-3.3-Dictionary-Methods.B10" office:value-type="string"><text:p text:style-name="P13">Returns <text:span text:style-name="Console">key k</text:span>’s associated value and removes the item whose <text:span text:style-name="Console">key</text:span> is <text:span text:style-name="Console">k</text:span>, or returns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popitem()</text:span></text:p></table:table-cell><table:table-cell table:style-name="Table-3.3-Dictionary-Methods.B11" office:value-type="string"><text:p text:style-name="P13">Returns and removes an arbitrary <text:span text:style-name="Console">(key, value)</text:span> pair from <text:span text:style-name="Console">dict d</text:span>, or raises a <text:span text:style-name="T4">KeyError</text:span> exception if <text:span text:style-name="Console">d</text:span> is <text:span text:style-name="Console">empty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setdefault(k, v)</text:span></text:p></table:table-cell><table:table-cell table:style-name="Table-3.3-Dictionary-Methods.B12" office:value-type="string"><text:p text:style-name="P13">The same as the <text:span text:style-name="Console">dict.get()</text:span> method, except that if the <text:span text:style-name="Console">key</text:span> is not in <text:span text:style-name="Console">dict d</text:span>, a new item is inserted with the <text:span text:style-name="Console">key k</text:span>, and with a <text:span text:style-name="T4">value</text:span> of <text:span text:style-name="Console">None</text:span> or of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3" office:value-type="string"><text:p text:style-name="P13"><text:span text:style-name="Console">d.update(a)</text:span></text:p></table:table-cell><table:table-cell table:style-name="Table-3.3-Dictionary-Methods.B13" office:value-type="string"><text:p text:style-name="P13">Adds every <text:span text:style-name="Console">(key, value)</text:span> pair from <text:span text:style-name="Console">a</text:span> that isn’t in <text:span text:style-name="Console">dict d</text:span> to <text:span text:style-name="Console">d</text:span>, and for every <text:span text:style-name="T4">key</text:span> that is in both <text:span text:style-name="Console">d</text:span> and <text:span text:style-name="Console">a</text:span>, replaces the corresponding value in <text:span text:style-name="Console">d</text:span> with the one in <text:span text:style-name="Console">a</text:span>—<text:span text:style-name="Console">a</text:span> can be a <text:span text:style-name="T4">dictionary</text:span>, an <text:span text:style-name="T4">iterable</text:span> of <text:span text:style-name="Console">(key, value)</text:span> pairs, or <text:span text:style-name="T4">keyword</text:span> arguments</text:p></table:table-cell></table:table-row><table:table-row table:style-name="Table-3.3-Dictionary-Methods.1"><table:table-cell table:style-name="Table-3.3-Dictionary-Methods.A14" office:value-type="string"><text:p text:style-name="P13"><text:span text:style-name="Console">d.values()</text:span></text:p></table:table-cell><table:table-cell table:style-name="Table-3.3-Dictionary-Methods.B14" office:value-type="string"><text:p text:style-name="P17">Returns a view<text:span text:style-name="T17"><text:note-ref text:note-class="footnote" text:reference-format="text" text:ref-name="ftn0">Error: Reference source not found</text:note-ref></text:span> of all the <text:span text:style-name="T4">values</text:span> in <text:span text:style-name="Console">dict d</text:span>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3 Drawing Object Keyboard Shortcut Errors </text:chapter></text:p>
      </style:header-left>
      <style:header-first>
        <text:p text:style-name="MP2"><text:page-number text:select-page="current">1</text:page-number><text:tab/><text:chapter text:display="number-and-name" text:outline-level="1">3 Drawing Object Keyboard Shortcut Errors 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51:21.535046614</meta:creation-date>
    <dc:date>2024-12-10T14:56:09.444495882</dc:date>
    <meta:editing-duration>PT1H16M23S</meta:editing-duration>
    <meta:editing-cycles>4</meta:editing-cycles>
    <meta:generator>LibreOffice/24.8.3.2$Linux_X86_64 LibreOffice_project/48a6bac9e7e268aeb4c3483fcf825c94556d9f92</meta:generator>
    <meta:document-statistic meta:table-count="1" meta:image-count="0" meta:object-count="0" meta:page-count="2" meta:paragraph-count="46" meta:word-count="515" meta:character-count="2856" meta:non-whitespace-character-count="2391"/>
  </office:meta>
</office:document-meta>
</file>